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19588757" calcext:value-type="float">
            <text:p>1,219588757</text:p>
          </table:table-cell>
          <table:table-cell office:value-type="float" office:value="0.5475685596" calcext:value-type="float">
            <text:p>0,5475685596</text:p>
          </table:table-cell>
          <table:table-cell office:value-type="float" office:value="0.002252050908" calcext:value-type="float">
            <text:p>0,0022520509</text:p>
          </table:table-cell>
          <table:table-cell table:style-name="ce1" office:value-type="float" office:value="0.00005719494584" calcext:value-type="float">
            <text:p>5,72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303" calcext:value-type="float">
            <text:p>143303</text:p>
          </table:table-cell>
          <table:table-cell office:value-type="float" office:value="1.071647167" calcext:value-type="float">
            <text:p>1,071647167</text:p>
          </table:table-cell>
          <table:table-cell office:value-type="float" office:value="0.5984576941" calcext:value-type="float">
            <text:p>0,5984576941</text:p>
          </table:table-cell>
          <table:table-cell office:value-type="float" office:value="0.0008374942117" calcext:value-type="float">
            <text:p>0,0008374942</text:p>
          </table:table-cell>
          <table:table-cell table:style-name="ce1" office:value-type="float" office:value="0.000007097408343" calcext:value-type="float">
            <text:p>7,10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728" calcext:value-type="float">
            <text:p>143728</text:p>
          </table:table-cell>
          <table:table-cell office:value-type="float" office:value="1.065111876" calcext:value-type="float">
            <text:p>1,065111876</text:p>
          </table:table-cell>
          <table:table-cell office:value-type="float" office:value="0.5958007574" calcext:value-type="float">
            <text:p>0,5958007574</text:p>
          </table:table-cell>
          <table:table-cell office:value-type="float" office:value="0.0005908806343" calcext:value-type="float">
            <text:p>0,0005908806</text:p>
          </table:table-cell>
          <table:table-cell table:style-name="ce1" office:value-type="float" office:value="0.000007076414477" calcext:value-type="float">
            <text:p>7,08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126" calcext:value-type="float">
            <text:p>144126</text:p>
          </table:table-cell>
          <table:table-cell office:value-type="float" office:value="1.042847753" calcext:value-type="float">
            <text:p>1,042847753</text:p>
          </table:table-cell>
          <table:table-cell office:value-type="float" office:value="0.5910992026" calcext:value-type="float">
            <text:p>0,5910992026</text:p>
          </table:table-cell>
          <table:table-cell office:value-type="float" office:value="0.0004410695692" calcext:value-type="float">
            <text:p>0,0004410696</text:p>
          </table:table-cell>
          <table:table-cell table:style-name="ce1" office:value-type="float" office:value="0.00001411422636" calcext:value-type="float">
            <text:p>1,4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416" calcext:value-type="float">
            <text:p>144416</text:p>
          </table:table-cell>
          <table:table-cell office:value-type="float" office:value="1.029862881" calcext:value-type="float">
            <text:p>1,029862881</text:p>
          </table:table-cell>
          <table:table-cell office:value-type="float" office:value="0.5982864499" calcext:value-type="float">
            <text:p>0,5982864499</text:p>
          </table:table-cell>
          <table:table-cell office:value-type="float" office:value="0.0002922843851" calcext:value-type="float">
            <text:p>0,0002922844</text:p>
          </table:table-cell>
          <table:table-cell table:style-name="ce1" office:value-type="float" office:value="0.000003521498684" calcext:value-type="float">
            <text:p>3,52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613" calcext:value-type="float">
            <text:p>144613</text:p>
          </table:table-cell>
          <table:table-cell office:value-type="float" office:value="1.094887733" calcext:value-type="float">
            <text:p>1,094887733</text:p>
          </table:table-cell>
          <table:table-cell office:value-type="float" office:value="0.5902749896" calcext:value-type="float">
            <text:p>0,5902749896</text:p>
          </table:table-cell>
          <table:table-cell office:value-type="float" office:value="0.0006048713112" calcext:value-type="float">
            <text:p>0,0006048713</text:p>
          </table:table-cell>
          <table:table-cell table:style-name="ce1" office:value-type="float" office:value="0.000007033387647" calcext:value-type="float">
            <text:p>7,03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086" calcext:value-type="float">
            <text:p>145086</text:p>
          </table:table-cell>
          <table:table-cell office:value-type="float" office:value="1.071439624" calcext:value-type="float">
            <text:p>1,071439624</text:p>
          </table:table-cell>
          <table:table-cell office:value-type="float" office:value="0.5893354416" calcext:value-type="float">
            <text:p>0,5893354416</text:p>
          </table:table-cell>
          <table:table-cell office:value-type="float" office:value="0.0004241179267" calcext:value-type="float">
            <text:p>0,0004241179</text:p>
          </table:table-cell>
          <table:table-cell table:style-name="ce1" office:value-type="float" office:value="0.000003505106861" calcext:value-type="float">
            <text:p>3,51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5366" calcext:value-type="float">
            <text:p>145366</text:p>
          </table:table-cell>
          <table:table-cell office:value-type="float" office:value="1.157711267" calcext:value-type="float">
            <text:p>1,157711267</text:p>
          </table:table-cell>
          <table:table-cell office:value-type="float" office:value="0.5956505537" calcext:value-type="float">
            <text:p>0,5956505537</text:p>
          </table:table-cell>
          <table:table-cell office:value-type="float" office:value="0.000629698683" calcext:value-type="float">
            <text:p>0,0006296987</text:p>
          </table:table-cell>
          <table:table-cell table:style-name="ce1" office:value-type="float" office:value="0.000003498326123" calcext:value-type="float">
            <text:p>3,50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5960" calcext:value-type="float">
            <text:p>145960</text:p>
          </table:table-cell>
          <table:table-cell office:value-type="float" office:value="1.052248716" calcext:value-type="float">
            <text:p>1,052248716</text:p>
          </table:table-cell>
          <table:table-cell office:value-type="float" office:value="0.5971890092" calcext:value-type="float">
            <text:p>0,5971890092</text:p>
          </table:table-cell>
          <table:table-cell office:value-type="float" office:value="0.0001219397454" calcext:value-type="float">
            <text:p>0,0001219397</text:p>
          </table:table-cell>
          <table:table-cell table:style-name="ce1" office:value-type="float" office:value="0.000006967985428" calcext:value-type="float">
            <text:p>6,97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29" calcext:value-type="float">
            <text:p>146029</text:p>
          </table:table-cell>
          <table:table-cell office:value-type="float" office:value="1.092126131" calcext:value-type="float">
            <text:p>1,092126131</text:p>
          </table:table-cell>
          <table:table-cell office:value-type="float" office:value="0.5993187428" calcext:value-type="float">
            <text:p>0,5993187428</text:p>
          </table:table-cell>
          <table:table-cell office:value-type="float" office:value="0.000463149976" calcext:value-type="float">
            <text:p>0,00046315</text:p>
          </table:table-cell>
          <table:table-cell table:style-name="ce1" office:value-type="float" office:value="0.000003482330612" calcext:value-type="float">
            <text:p>3,48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897471905" calcext:value-type="float">
            <text:p>1,0897471905</text:p>
          </table:table-cell>
          <table:table-cell table:formula="of:=AVERAGE([.D2:.D11])" office:value-type="float" office:value="0.59029814005" calcext:value-type="float">
            <text:p>0,5902981401</text:p>
          </table:table-cell>
          <table:table-cell table:formula="of:=AVERAGE([.E2:.E11])" office:value-type="float" office:value="0.00066575573506" calcext:value-type="float">
            <text:p>0,0006657557</text:p>
          </table:table-cell>
          <table:table-cell table:formula="of:=AVERAGE([.F2:.F11])" office:value-type="float" office:value="0.0000113491630375" calcext:value-type="float">
            <text:p>1,1349163037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05:14.162536877</dc:date>
    <meta:document-statistic meta:table-count="1" meta:cell-count="70" meta:object-count="0"/>
    <meta:generator>LibreOffice/4.1.4.2$Linux_X86_64 LibreOffice_project/410m0$Build-2</meta:generator>
  </office:meta>
</office:document-meta>
</file>